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iro SemiBold" svg:font-family="'Cairo SemiBold'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9.399cm" table:align="margins"/>
    </style:style>
    <style:style style:name="Tableau1.A" style:family="table-column">
      <style:table-column-properties style:column-width="4.895cm" style:rel-column-width="16535*"/>
    </style:style>
    <style:style style:name="Tableau1.B" style:family="table-column">
      <style:table-column-properties style:column-width="8.005cm" style:rel-column-width="27041*"/>
    </style:style>
    <style:style style:name="Tableau1.C" style:family="table-column">
      <style:table-column-properties style:column-width="6.5cm" style:rel-column-width="21959*"/>
    </style:style>
    <style:style style:name="Tableau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8.1cm" table:align="left"/>
    </style:style>
    <style:style style:name="Tableau6.A" style:family="table-column">
      <style:table-column-properties style:column-width="1.298cm"/>
    </style:style>
    <style:style style:name="Tableau6.B" style:family="table-column">
      <style:table-column-properties style:column-width="0.584cm"/>
    </style:style>
    <style:style style:name="Tableau6.H" style:family="table-column">
      <style:table-column-properties style:column-width="3.298cm"/>
    </style:style>
    <style:style style:name="Tableau6.1" style:family="table-row">
      <style:table-row-properties style:min-row-height="0.295cm"/>
    </style:style>
    <style:style style:name="Tableau6.A1" style:family="table-cell">
      <style:table-cell-properties fo:padding="0.097cm" fo:border="none"/>
    </style:style>
    <style:style style:name="Tableau6.B2" style:family="table-cell">
      <style:table-cell-properties fo:background-color="#ffffff" fo:padding="0.097cm" fo:border-left="0.55pt solid #000000" fo:border-right="none" fo:border-top="0.55pt solid #000000" fo:border-bottom="0.55pt solid #000000">
        <style:background-image/>
      </style:table-cell-properties>
    </style:style>
    <style:style style:name="Tableau6.G2" style:family="table-cell">
      <style:table-cell-properties fo:background-color="#ffffff" fo:padding="0.097cm" fo:border="0.55pt solid #000000">
        <style:background-image/>
      </style:table-cell-properties>
    </style:style>
    <style:style style:name="Tableau6.3" style:family="table-row">
      <style:table-row-properties style:min-row-height="0.27cm"/>
    </style:style>
    <style:style style:name="Tableau2" style:family="table">
      <style:table-properties style:width="19.399cm" table:align="margins"/>
    </style:style>
    <style:style style:name="Tableau2.A" style:family="table-column">
      <style:table-column-properties style:column-width="3.995cm" style:rel-column-width="13496*"/>
    </style:style>
    <style:style style:name="Tableau2.B" style:family="table-column">
      <style:table-column-properties style:column-width="8.054cm" style:rel-column-width="27207*"/>
    </style:style>
    <style:style style:name="Tableau2.C" style:family="table-column">
      <style:table-column-properties style:column-width="7.35cm" style:rel-column-width="24832*"/>
    </style:style>
    <style:style style:name="Tableau2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9.399cm" table:align="margins"/>
    </style:style>
    <style:style style:name="Tableau3.A" style:family="table-column">
      <style:table-column-properties style:column-width="4.789cm" style:rel-column-width="16178*"/>
    </style:style>
    <style:style style:name="Tableau3.B" style:family="table-column">
      <style:table-column-properties style:column-width="8.017cm" style:rel-column-width="27082*"/>
    </style:style>
    <style:style style:name="Tableau3.C" style:family="table-column">
      <style:table-column-properties style:column-width="6.593cm" style:rel-column-width="22275*"/>
    </style:style>
    <style:style style:name="Tableau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19.399cm" table:align="margins"/>
    </style:style>
    <style:style style:name="Tableau13.A" style:family="table-column">
      <style:table-column-properties style:column-width="4.815cm" style:rel-column-width="16267*"/>
    </style:style>
    <style:style style:name="Tableau13.B" style:family="table-column">
      <style:table-column-properties style:column-width="8.096cm" style:rel-column-width="27350*"/>
    </style:style>
    <style:style style:name="Tableau13.C" style:family="table-column">
      <style:table-column-properties style:column-width="6.488cm" style:rel-column-width="21918*"/>
    </style:style>
    <style:style style:name="Tableau1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" style:family="table">
      <style:table-properties style:width="8.387cm" table:align="left"/>
    </style:style>
    <style:style style:name="Tableau14.A" style:family="table-column">
      <style:table-column-properties style:column-width="1.298cm"/>
    </style:style>
    <style:style style:name="Tableau14.B" style:family="table-column">
      <style:table-column-properties style:column-width="0.584cm"/>
    </style:style>
    <style:style style:name="Tableau14.C" style:family="table-column">
      <style:table-column-properties style:column-width="0.586cm"/>
    </style:style>
    <style:style style:name="Tableau14.H" style:family="table-column">
      <style:table-column-properties style:column-width="3.582cm"/>
    </style:style>
    <style:style style:name="Tableau14.1" style:family="table-row">
      <style:table-row-properties style:min-row-height="0.4cm"/>
    </style:style>
    <style:style style:name="Tableau14.A1" style:family="table-cell">
      <style:table-cell-properties fo:padding="0.097cm" fo:border="none"/>
    </style:style>
    <style:style style:name="Tableau14.B2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G2" style:family="table-cell">
      <style:table-cell-properties fo:background-color="#ffffff" fo:padding="0.097cm" fo:border="0.5pt solid #000000">
        <style:background-image/>
      </style:table-cell-properties>
    </style:style>
    <style:style style:name="Tableau17" style:family="table">
      <style:table-properties style:width="19.399cm" table:align="margins"/>
    </style:style>
    <style:style style:name="Tableau17.A" style:family="table-column">
      <style:table-column-properties style:column-width="3.704cm" style:rel-column-width="2100*"/>
    </style:style>
    <style:style style:name="Tableau17.B" style:family="table-column">
      <style:table-column-properties style:column-width="8.996cm" style:rel-column-width="5100*"/>
    </style:style>
    <style:style style:name="Tableau17.C" style:family="table-column">
      <style:table-column-properties style:column-width="6.699cm" style:rel-column-width="3798*"/>
    </style:style>
    <style:style style:name="Tableau17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7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7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" style:family="table">
      <style:table-properties style:width="19.399cm" table:align="margins"/>
    </style:style>
    <style:style style:name="Tableau18.A" style:family="table-column">
      <style:table-column-properties style:column-width="4.815cm" style:rel-column-width="16267*"/>
    </style:style>
    <style:style style:name="Tableau18.B" style:family="table-column">
      <style:table-column-properties style:column-width="8.096cm" style:rel-column-width="27350*"/>
    </style:style>
    <style:style style:name="Tableau18.C" style:family="table-column">
      <style:table-column-properties style:column-width="6.488cm" style:rel-column-width="21918*"/>
    </style:style>
    <style:style style:name="Tableau18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8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Open Sans ExtraBold" fo:font-size="13pt"/>
    </style:style>
    <style:style style:name="P2" style:family="paragraph" style:parent-style-name="Standard">
      <style:text-properties style:font-name="Cairo SemiBold"/>
    </style:style>
    <style:style style:name="P3" style:family="paragraph" style:parent-style-name="Table_20_Heading">
      <style:text-properties fo:font-size="9pt" style:font-size-asian="9pt" style:font-size-complex="9pt"/>
    </style:style>
    <style:style style:name="P4" style:family="paragraph" style:parent-style-name="Table_20_Contents">
      <style:text-properties style:font-name="Consolas1" fo:font-size="11pt" style:font-size-asian="9pt" style:font-size-complex="9pt"/>
    </style:style>
    <style:style style:name="P5" style:family="paragraph" style:parent-style-name="Table_20_Contents">
      <style:text-properties fo:font-size="11pt" style:font-size-asian="9pt" style:font-size-complex="9pt"/>
    </style:style>
    <style:style style:name="P6" style:family="paragraph" style:parent-style-name="Standard">
      <style:text-properties style:font-name="Consolas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8" style:family="paragraph" style:parent-style-name="Table_20_Contents">
      <style:text-properties fo:font-size="9pt" officeooo:rsid="00313405" officeooo:paragraph-rsid="00313405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onsolas1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text-properties style:font-name="Consolas1" fo:font-size="9pt" style:font-size-asian="9pt" style:font-size-complex="9pt"/>
    </style:style>
    <style:style style:name="P12" style:family="paragraph" style:parent-style-name="Table_20_Contents">
      <style:text-properties style:font-name="Consolas1" fo:font-size="9pt" fo:font-weight="bold" officeooo:rsid="002f3a54" officeooo:paragraph-rsid="002f3a54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nsolas1" fo:font-size="9pt" officeooo:paragraph-rsid="0035546d" style:font-size-asian="9pt" style:font-size-complex="9pt"/>
    </style:style>
    <style:style style:name="P14" style:family="paragraph" style:parent-style-name="Table_20_Contents">
      <style:text-properties style:font-name="Consolas1" fo:font-size="9pt" fo:font-weight="bold" officeooo:rsid="00305066" officeooo:paragraph-rsid="00305066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Consolas1" fo:font-size="9pt" officeooo:paragraph-rsid="00305066" style:font-size-asian="9pt" style:font-size-complex="9pt"/>
    </style:style>
    <style:style style:name="P16" style:family="paragraph" style:parent-style-name="Table_20_Contents">
      <style:text-properties fo:font-size="11pt" officeooo:paragraph-rsid="00305066" style:font-size-asian="9pt" style:font-size-complex="9pt"/>
    </style:style>
    <style:style style:name="P17" style:family="paragraph" style:parent-style-name="Table_20_Contents">
      <style:text-properties fo:font-size="11pt" officeooo:rsid="00305066" officeooo:paragraph-rsid="00305066" style:font-size-asian="9pt" style:font-size-complex="9pt"/>
    </style:style>
    <style:style style:name="P18" style:family="paragraph" style:parent-style-name="Table_20_Contents">
      <style:text-properties style:font-name="Consolas1" fo:font-size="9pt" officeooo:paragraph-rsid="001906bd" style:font-size-asian="9pt" style:font-size-complex="9pt"/>
    </style:style>
    <style:style style:name="P19" style:family="paragraph" style:parent-style-name="Table_20_Contents">
      <style:text-properties fo:font-size="9pt" officeooo:paragraph-rsid="001e997b" style:font-size-asian="9pt" style:font-size-complex="9pt"/>
    </style:style>
    <style:style style:name="P20" style:family="paragraph" style:parent-style-name="Table_20_Contents">
      <style:text-properties style:font-name="Consolas1" fo:font-size="9pt" fo:font-weight="bold" officeooo:paragraph-rsid="0019a816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Consolas1" fo:font-size="9pt" officeooo:paragraph-rsid="0019a816" style:font-size-asian="9pt" style:font-size-complex="9pt"/>
    </style:style>
    <style:style style:name="P22" style:family="paragraph" style:parent-style-name="Table_20_Contents">
      <style:text-properties style:font-name="Consolas1" fo:font-size="9pt" fo:font-weight="bold" officeooo:rsid="00308f8a" officeooo:paragraph-rsid="00308f8a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Consolas1" fo:font-size="9pt" officeooo:paragraph-rsid="00308f8a" style:font-size-asian="9pt" style:font-size-complex="9pt"/>
    </style:style>
    <style:style style:name="P24" style:family="paragraph" style:parent-style-name="Table_20_Contents">
      <style:paragraph-properties fo:margin-top="0cm" fo:margin-bottom="0cm" style:contextual-spacing="false"/>
      <style:text-properties fo:font-size="11pt" officeooo:paragraph-rsid="001b2871" style:font-size-asian="9pt" style:font-size-complex="9pt"/>
    </style:style>
    <style:style style:name="P25" style:family="paragraph" style:parent-style-name="Table_20_Contents">
      <style:text-properties style:font-name="Consolas1" fo:font-size="9pt" officeooo:paragraph-rsid="00387597" style:font-size-asian="9pt" style:font-size-complex="9pt"/>
    </style:style>
    <style:style style:name="P26" style:family="paragraph" style:parent-style-name="Table_20_Contents">
      <style:text-properties style:font-name="Consolas1" fo:font-size="11pt" officeooo:paragraph-rsid="001b2871" style:font-size-asian="9pt" style:font-size-complex="9pt"/>
    </style:style>
    <style:style style:name="P27" style:family="paragraph" style:parent-style-name="Table_20_Contents">
      <style:text-properties style:font-name="Consolas1" fo:font-size="11pt" officeooo:paragraph-rsid="002938e0" style:font-size-asian="9pt" style:font-size-complex="9pt"/>
    </style:style>
    <style:style style:name="P28" style:family="paragraph" style:parent-style-name="Table_20_Contents">
      <style:text-properties fo:font-size="11pt" officeooo:paragraph-rsid="002938e0" style:font-size-asian="9pt" style:font-size-complex="9pt"/>
    </style:style>
    <style:style style:name="P29" style:family="paragraph" style:parent-style-name="Table_20_Contents">
      <style:text-properties style:font-name="Consolas1" fo:font-size="9pt" officeooo:paragraph-rsid="002938e0" style:font-size-asian="9pt" style:font-size-complex="9pt"/>
    </style:style>
    <style:style style:name="P30" style:family="paragraph" style:parent-style-name="Standard">
      <style:paragraph-properties fo:text-align="center" style:justify-single-word="false"/>
      <style:text-properties style:font-name="Open Sans ExtraBold" fo:font-size="13pt" officeooo:paragraph-rsid="00387597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Open Sans ExtraBold" fo:font-size="13pt" officeooo:paragraph-rsid="00387597"/>
    </style:style>
    <style:style style:name="P32" style:family="paragraph" style:parent-style-name="Standard">
      <style:text-properties style:font-name="Cairo SemiBold" officeooo:paragraph-rsid="00387597"/>
    </style:style>
    <style:style style:name="P33" style:family="paragraph" style:parent-style-name="Table_20_Heading">
      <style:text-properties fo:font-size="10pt" officeooo:paragraph-rsid="00387597" style:font-size-asian="10pt" style:font-size-complex="10pt"/>
    </style:style>
    <style:style style:name="P34" style:family="paragraph" style:parent-style-name="Table_20_Contents">
      <style:text-properties fo:font-size="11pt" officeooo:paragraph-rsid="00387597" style:font-size-asian="9pt" style:font-size-complex="9pt"/>
    </style:style>
    <style:style style:name="P35" style:family="paragraph" style:parent-style-name="Standard">
      <style:text-properties style:font-name="Consolas" fo:font-size="8pt" officeooo:paragraph-rsid="00387597" style:font-size-asian="8pt" style:font-size-complex="8pt"/>
    </style:style>
    <style:style style:name="P36" style:family="paragraph" style:parent-style-name="Standard">
      <style:paragraph-properties fo:text-align="center" style:justify-single-word="false"/>
      <style:text-properties style:font-name="Consolas" fo:font-size="8pt" officeooo:paragraph-rsid="00387597" style:font-size-asian="8pt" style:font-size-complex="8pt"/>
    </style:style>
    <style:style style:name="P37" style:family="paragraph" style:parent-style-name="Standard">
      <style:text-properties officeooo:paragraph-rsid="00387597"/>
    </style:style>
    <style:style style:name="P38" style:family="paragraph" style:parent-style-name="Table_20_Contents">
      <style:text-properties style:font-name="Consolas" fo:font-size="9pt" officeooo:rsid="00313405" officeooo:paragraph-rsid="00387597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1" fo:font-size="9pt" fo:font-weight="bold" officeooo:paragraph-rsid="00387597" style:font-size-asian="9pt" style:font-weight-asian="bold" style:font-size-complex="9pt" style:font-weight-complex="bold"/>
    </style:style>
    <style:style style:name="P40" style:family="paragraph" style:parent-style-name="Table_20_Contents">
      <style:text-properties fo:font-size="9pt" officeooo:paragraph-rsid="00387597" style:font-size-asian="9pt" style:font-size-complex="9pt"/>
    </style:style>
    <style:style style:name="P41" style:family="paragraph" style:parent-style-name="Table_20_Contents">
      <style:text-properties officeooo:paragraph-rsid="00387597"/>
    </style:style>
    <style:style style:name="P42" style:family="paragraph" style:parent-style-name="Table_20_Contents">
      <style:text-properties style:font-name="Consolas" fo:font-size="9pt" officeooo:paragraph-rsid="00387597" style:font-size-asian="9pt" style:font-size-complex="9pt"/>
    </style:style>
    <style:style style:name="P43" style:family="paragraph" style:parent-style-name="Table_20_Contents">
      <style:text-properties style:font-name="Consolas" fo:font-size="9pt" fo:font-weight="bold" officeooo:paragraph-rsid="00387597" style:font-size-asian="9pt" style:font-weight-asian="bold" style:font-size-complex="9pt" style:font-weight-complex="bold"/>
    </style:style>
    <style:style style:name="P44" style:family="paragraph" style:parent-style-name="Table_20_Contents">
      <style:text-properties style:font-name="Consolas1" fo:font-size="9pt" officeooo:paragraph-rsid="003a1bae" style:font-size-asian="9pt" style:font-size-complex="9pt"/>
    </style:style>
    <style:style style:name="P45" style:family="paragraph" style:parent-style-name="Table_20_Contents">
      <style:text-properties fo:font-size="10pt" officeooo:paragraph-rsid="00387597" style:font-size-asian="10pt" style:font-size-complex="10pt"/>
    </style:style>
    <style:style style:name="P46" style:family="paragraph" style:parent-style-name="Table_20_Contents">
      <style:text-properties fo:font-size="9pt" officeooo:rsid="00305066" officeooo:paragraph-rsid="00387597" style:font-size-asian="9pt" style:font-size-complex="9pt"/>
    </style:style>
    <style:style style:name="P47" style:family="paragraph" style:parent-style-name="Table_20_Contents">
      <style:text-properties style:font-name="Consolas" fo:font-size="9pt" officeooo:paragraph-rsid="003da990" style:font-size-asian="9pt" style:font-size-complex="9pt"/>
    </style:style>
    <style:style style:name="P48" style:family="paragraph" style:parent-style-name="Table_20_Contents">
      <style:text-properties fo:font-size="12pt" officeooo:paragraph-rsid="00387597" style:font-size-asian="10pt" style:font-size-complex="10pt"/>
    </style:style>
    <style:style style:name="P49" style:family="paragraph" style:parent-style-name="Table_20_Contents">
      <style:text-properties style:font-name="Consolas1" fo:font-size="9pt" officeooo:paragraph-rsid="003bae45" style:font-size-asian="9pt" style:font-size-complex="9pt"/>
    </style:style>
    <style:style style:name="P50" style:family="paragraph" style:parent-style-name="Table_20_Contents">
      <style:paragraph-properties fo:margin-top="0cm" fo:margin-bottom="0cm" style:contextual-spacing="false"/>
      <style:text-properties fo:font-size="11pt" officeooo:paragraph-rsid="00387597" style:font-size-asian="9pt" style:font-size-complex="9pt"/>
    </style:style>
    <style:style style:name="P51" style:family="paragraph" style:parent-style-name="Table_20_Contents">
      <style:text-properties style:font-name="Consolas1" fo:font-size="9pt" officeooo:paragraph-rsid="003da99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3a54"/>
    </style:style>
    <style:style style:name="T3" style:family="text">
      <style:text-properties fo:font-weight="bold" officeooo:rsid="002f3a54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f3a54"/>
    </style:style>
    <style:style style:name="T6" style:family="text">
      <style:text-properties style:font-name="Consolas" fo:font-size="9pt" style:font-size-asian="9pt" style:font-size-complex="9pt"/>
    </style:style>
    <style:style style:name="T7" style:family="text">
      <style:text-properties style:font-name="Consolas" fo:font-size="9pt" officeooo:rsid="002f3a54" style:font-size-asian="9pt" style:font-size-complex="9pt"/>
    </style:style>
    <style:style style:name="T8" style:family="text">
      <style:text-properties style:font-name="Consolas" fo:font-size="9pt" officeooo:rsid="002f3a54" style:font-name-asian="Noto Sans Mono CJK SC" style:font-size-asian="9pt" style:font-name-complex="Liberation Mono" style:font-size-complex="9pt"/>
    </style:style>
    <style:style style:name="T9" style:family="text">
      <style:text-properties officeooo:rsid="0040fd05"/>
    </style:style>
    <style:style style:name="T10" style:family="text">
      <style:text-properties officeooo:rsid="00305066"/>
    </style:style>
    <style:style style:name="T11" style:family="text">
      <style:text-properties fo:font-weight="bold" officeooo:rsid="00305066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42f880"/>
    </style:style>
    <style:style style:name="T14" style:family="text">
      <style:text-properties fo:font-size="11pt"/>
    </style:style>
    <style:style style:name="T15" style:family="text">
      <style:text-properties fo:font-size="11pt" officeooo:rsid="00305066"/>
    </style:style>
    <style:style style:name="T16" style:family="text">
      <style:text-properties fo:font-size="11pt" fo:font-weight="bold" officeooo:rsid="00305066" style:font-weight-asian="bold" style:font-weight-complex="bold"/>
    </style:style>
    <style:style style:name="T17" style:family="text">
      <style:text-properties fo:font-size="11pt" fo:font-weight="bold" style:font-weight-asian="bold" style:font-weight-complex="bold"/>
    </style:style>
    <style:style style:name="T18" style:family="text">
      <style:text-properties fo:font-size="11pt" fo:font-style="italic" fo:font-weight="bold" officeooo:rsid="00305066" style:font-style-asian="italic" style:font-weight-asian="bold" style:font-style-complex="italic" style:font-weight-complex="bold"/>
    </style:style>
    <style:style style:name="T19" style:family="text">
      <style:text-properties fo:font-size="11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308f8a"/>
    </style:style>
    <style:style style:name="T21" style:family="text">
      <style:text-properties fo:font-style="italic" fo:font-weight="bold" officeooo:rsid="00305066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bold" officeooo:rsid="00308f8a" style:font-weight-asian="bold" style:font-weight-complex="bold"/>
    </style:style>
    <style:style style:name="T24" style:family="text">
      <style:text-properties officeooo:rsid="00317118"/>
    </style:style>
    <style:style style:name="T25" style:family="text">
      <style:text-properties fo:font-weight="bold" officeooo:rsid="00317118" style:font-weight-asian="bold" style:font-weight-complex="bold"/>
    </style:style>
    <style:style style:name="T26" style:family="text">
      <style:text-properties fo:font-weight="normal" officeooo:rsid="00317118" style:font-weight-asian="normal" style:font-weight-complex="normal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style:font-name="Consolas" fo:font-size="8pt" style:font-size-asian="8pt" style:font-size-complex="8pt"/>
    </style:style>
    <style:style style:name="T29" style:family="text">
      <style:text-properties style:font-name="Consolas"/>
    </style:style>
    <style:style style:name="T30" style:family="text">
      <style:text-properties style:font-name="Consolas" fo:font-weight="bold" style:font-weight-asian="bold" style:font-weight-complex="bold"/>
    </style:style>
    <style:style style:name="T31" style:family="text">
      <style:text-properties style:font-name="Consolas" fo:font-weight="normal" style:font-weight-asian="normal" style:font-weight-complex="normal"/>
    </style:style>
    <style:style style:name="T32" style:family="text">
      <style:text-properties fo:font-size="11pt" officeooo:rsid="0040fd05"/>
    </style:style>
    <style:style style:name="T33" style:family="text">
      <style:text-properties officeooo:rsid="00313405"/>
    </style:style>
    <style:style style:name="T34" style:family="text">
      <style:text-properties style:font-name="Consolas" officeooo:rsid="00313405"/>
    </style:style>
    <style:style style:name="T35" style:family="text">
      <style:text-properties style:font-name="Consolas" fo:font-weight="bold" officeooo:rsid="00313405" style:font-weight-asian="bold" style:font-weight-complex="bold"/>
    </style:style>
    <style:style style:name="T36" style:family="text">
      <style:text-properties style:font-name="Consolas" officeooo:rsid="00317118"/>
    </style:style>
    <style:style style:name="T37" style:family="text">
      <style:text-properties fo:font-size="11pt" officeooo:rsid="0042f880"/>
    </style:style>
    <style:style style:name="T38" style:family="text">
      <style:text-properties style:font-name="Consolas" officeooo:rsid="003da990"/>
    </style:style>
    <style:style style:name="T39" style:family="text">
      <style:text-properties style:font-name="Consolas" officeooo:rsid="0042f880"/>
    </style:style>
    <style:style style:name="T40" style:family="text">
      <style:text-properties fo:font-size="11pt" fo:font-weight="bold" officeooo:rsid="003da990" style:font-weight-asian="bold" style:font-weight-complex="bold"/>
    </style:style>
    <style:style style:name="T41" style:family="text">
      <style:text-properties fo:font-size="11pt" officeooo:rsid="003da990"/>
    </style:style>
    <style:style style:name="T42" style:family="text">
      <style:text-properties style:font-name="Consolas1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s Standard - Python</text:p>
      <text:p text:style-name="P2">Fonctions sur les chaîn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">Fonction</text:p>
            </table:table-cell>
            <table:table-cell table:style-name="Tableau1.A1" office:value-type="string">
              <text:p text:style-name="P3">Explication</text:p>
            </table:table-cell>
            <table:table-cell table:style-name="Tableau1.C1" office:value-type="string">
              <text:p text:style-name="P3">Exemple</text:p>
            </table:table-cell>
          </table:table-row>
          <table:table-row>
            <table:table-cell table:style-name="Tableau1.A2" office:value-type="string">
              <text:p text:style-name="P4">car = ch[i]</text:p>
            </table:table-cell>
            <table:table-cell table:style-name="Tableau1.B2" office:value-type="string">
              <text:p text:style-name="P5">Retourne le <text:span text:style-name="T1">caractère</text:span> <text:span text:style-name="T2">d’</text:span><text:span text:style-name="T3">indice</text:span> <text:span text:style-name="T1">i</text:span> <text:span text:style-name="T4">d</text:span><text:span text:style-name="T5">ans</text:span> <text:span text:style-name="T1">ch</text:span>.</text:p>
              <text:p text:style-name="P5">→ L'<text:span text:style-name="T1">ind</text:span><text:span text:style-name="T3">ice</text:span> est <text:span text:style-name="T1">positi</text:span><text:span text:style-name="T3">f</text:span> <text:s/>de gauche à droite.</text:p>
              <text:p text:style-name="P5">→ L'<text:span text:style-name="T1">ind</text:span><text:span text:style-name="T3">ice</text:span> est <text:span text:style-name="T1">négati</text:span><text:span text:style-name="T3">f</text:span> de droite à gauche.</text:p>
              <table:table table:name="Tableau6" table:style-name="Tableau6">
                <table:table-column table:style-name="Tableau6.A"/>
                <table:table-column table:style-name="Tableau6.B" table:number-columns-repeated="6"/>
                <table:table-column table:style-name="Tableau6.H"/>
                <table:table-row table:style-name="Tableau6.1">
                  <table:table-cell table:style-name="Tableau6.A1" office:value-type="string">
                    <text:p text:style-name="P6"/>
                  </table:table-cell>
                  <table:table-cell table:style-name="Tableau6.A1" office:value-type="string">
                    <text:p text:style-name="P7">0</text:p>
                  </table:table-cell>
                  <table:table-cell table:style-name="Tableau6.A1" office:value-type="string">
                    <text:p text:style-name="P7">1</text:p>
                  </table:table-cell>
                  <table:table-cell table:style-name="Tableau6.A1" office:value-type="string">
                    <text:p text:style-name="P7">2</text:p>
                  </table:table-cell>
                  <table:table-cell table:style-name="Tableau6.A1" office:value-type="string">
                    <text:p text:style-name="P7">3</text:p>
                  </table:table-cell>
                  <table:table-cell table:style-name="Tableau6.A1" office:value-type="string">
                    <text:p text:style-name="P7">4</text:p>
                  </table:table-cell>
                  <table:table-cell table:style-name="Tableau6.A1" office:value-type="string">
                    <text:p text:style-name="P7">5</text:p>
                  </table:table-cell>
                  <table:table-cell table:style-name="Tableau6.A1" office:value-type="string">
                    <text:p text:style-name="Standard"><text:span text:style-name="Source_20_Text"><text:span text:style-name="T6">← </text:span></text:span><text:span text:style-name="Source_20_Text"><text:span text:style-name="T7">indice </text:span></text:span><text:span text:style-name="Source_20_Text"><text:span text:style-name="T6">positi</text:span></text:span><text:span text:style-name="Source_20_Text"><text:span text:style-name="T8">f</text:span></text:span></text:p>
                  </table:table-cell>
                </table:table-row>
                <table:table-row>
                  <table:table-cell table:style-name="Tableau6.A1" office:value-type="string">
                    <text:p text:style-name="P8">ch</text:p>
                  </table:table-cell>
                  <table:table-cell table:style-name="Tableau6.B2" office:value-type="string">
                    <text:p text:style-name="P9">P</text:p>
                  </table:table-cell>
                  <table:table-cell table:style-name="Tableau6.B2" office:value-type="string">
                    <text:p text:style-name="P9">y</text:p>
                  </table:table-cell>
                  <table:table-cell table:style-name="Tableau6.B2" office:value-type="string">
                    <text:p text:style-name="P9">t</text:p>
                  </table:table-cell>
                  <table:table-cell table:style-name="Tableau6.B2" office:value-type="string">
                    <text:p text:style-name="P9">h</text:p>
                  </table:table-cell>
                  <table:table-cell table:style-name="Tableau6.B2" office:value-type="string">
                    <text:p text:style-name="P9">o</text:p>
                  </table:table-cell>
                  <table:table-cell table:style-name="Tableau6.G2" office:value-type="string">
                    <text:p text:style-name="P9">n</text:p>
                  </table:table-cell>
                  <table:table-cell table:style-name="Tableau6.A1" office:value-type="string">
                    <text:p text:style-name="P10"/>
                  </table:table-cell>
                </table:table-row>
                <table:table-row table:style-name="Tableau6.3">
                  <table:table-cell table:style-name="Tableau6.A1" office:value-type="string">
                    <text:p text:style-name="P6"/>
                  </table:table-cell>
                  <table:table-cell table:style-name="Tableau6.A1" office:value-type="string">
                    <text:p text:style-name="P7">-6</text:p>
                  </table:table-cell>
                  <table:table-cell table:style-name="Tableau6.A1" office:value-type="string">
                    <text:p text:style-name="P7">-5</text:p>
                  </table:table-cell>
                  <table:table-cell table:style-name="Tableau6.A1" office:value-type="string">
                    <text:p text:style-name="P7">-4</text:p>
                  </table:table-cell>
                  <table:table-cell table:style-name="Tableau6.A1" office:value-type="string">
                    <text:p text:style-name="P7">-3</text:p>
                  </table:table-cell>
                  <table:table-cell table:style-name="Tableau6.A1" office:value-type="string">
                    <text:p text:style-name="P7">-2</text:p>
                  </table:table-cell>
                  <table:table-cell table:style-name="Tableau6.A1" office:value-type="string">
                    <text:p text:style-name="P7">-1</text:p>
                  </table:table-cell>
                  <table:table-cell table:style-name="Tableau6.A1" office:value-type="string">
                    <text:p text:style-name="Standard"><text:span text:style-name="Source_20_Text"><text:span text:style-name="T6">← </text:span></text:span><text:span text:style-name="Source_20_Text"><text:span text:style-name="T7">indice </text:span></text:span><text:span text:style-name="Source_20_Text"><text:span text:style-name="T6">négati</text:span></text:span><text:span text:style-name="Source_20_Text"><text:span text:style-name="T7">f</text:span></text:span></text:p>
                  </table:table-cell>
                </table:table-row>
              </table:table>
              <text:p text:style-name="P10"/>
            </table:table-cell>
            <table:table-cell table:style-name="Tableau1.C2" office:value-type="string">
              <text:p text:style-name="P11">ch = "sami"</text:p>
              <text:p text:style-name="P12"># indice positif</text:p>
              <text:p text:style-name="P13">car1 = ch[0] <text:span text:style-name="T1">#=&gt; "s"</text:span></text:p>
              <text:p text:style-name="P13">car2 = ch[3] <text:span text:style-name="T1">#=&gt; "i"</text:span></text:p>
              <text:p text:style-name="P12"># indice négatif</text:p>
              <text:p text:style-name="P13">car3 = ch[-1] <text:span text:style-name="T1">#=&gt; "i"</text:span></text:p>
              <text:p text:style-name="P13">car4 = ch[-4] <text:span text:style-name="T1">#=&gt; "s"</text:span></text:p>
            </table:table-cell>
          </table:table-row>
        </table:table-header-rows>
        <table:table-row>
          <table:table-cell table:style-name="Tableau1.A3" office:value-type="string">
            <text:p text:style-name="P4">l = len(ch)</text:p>
          </table:table-cell>
          <table:table-cell table:style-name="Tableau1.B3" office:value-type="string">
            <text:p text:style-name="P5"><text:span text:style-name="T2">Retourne l</text:span>e <text:span text:style-name="T1">nombre de caractères</text:span> de <text:span text:style-name="T1">ch</text:span>.</text:p>
          </table:table-cell>
          <table:table-cell table:style-name="Tableau1.C3" office:value-type="string">
            <text:p text:style-name="P11">l1 = len("sami") <text:s text:c="4"/><text:span text:style-name="T1">#=&gt; 4</text:span><text:line-break/>l2 = len("bac 2021") <text:span text:style-name="T1">#=&gt; 8</text:span> </text:p>
          </table:table-cell>
        </table:table-row>
        <table:table-row>
          <table:table-cell table:style-name="Tableau1.A4" office:value-type="string">
            <text:p text:style-name="P4">p = ch<text:span text:style-name="T9">2</text:span>.find(ch1)</text:p>
          </table:table-cell>
          <table:table-cell table:style-name="Tableau1.B4" office:value-type="string">
            <text:p text:style-name="P5">Retourne la <text:span text:style-name="T1">première position</text:span> de la chaîne <text:span text:style-name="T1">ch1</text:span> <text:span text:style-name="T4">dans</text:span> <text:span text:style-name="T1">ch2</text:span>, ou <text:span text:style-name="T1">-1 si ch1 </text:span><text:span text:style-name="T3">est introuvable</text:span>.</text:p>
          </table:table-cell>
          <table:table-cell table:style-name="Tableau1.C4" office:value-type="string">
            <text:p text:style-name="P11">ch1 = "base"</text:p>
            <text:p text:style-name="P11">ch2 = "maison"</text:p>
            <text:p text:style-name="P14"># "se" existe dans "base"</text:p>
            <text:p text:style-name="P15">p1 = ch1.find("s<text:span text:style-name="T10">e</text:span>") <text:s/><text:span text:style-name="T1">#=&gt; 2</text:span></text:p>
            <text:p text:style-name="P15"><text:span text:style-name="T11"># "se" n’existe pas dans "maison"</text:span><text:line-break/>p2 = ch2.find("<text:span text:style-name="T10">se</text:span>") <text:s/><text:span text:style-name="T1">#=&gt; -1</text:span> </text:p>
          </table:table-cell>
        </table:table-row>
        <table:table-row>
          <table:table-cell table:style-name="Tableau1.A5" office:value-type="string">
            <text:p text:style-name="P4">ch = str(x)</text:p>
          </table:table-cell>
          <table:table-cell table:style-name="Tableau1.B5" office:value-type="string">
            <text:p text:style-name="P5"><text:span text:style-name="T10">Convertit </text:span>un <text:span text:style-name="T1">nombre</text:span> (entier/réel) x <text:span text:style-name="T1">en</text:span> une <text:span text:style-name="T1">chaîne</text:span>.</text:p>
          </table:table-cell>
          <table:table-cell table:style-name="Tableau1.C5" office:value-type="string">
            <text:p text:style-name="P11">nch = str(100) <text:s text:c="4"/><text:span text:style-name="T1">#=&gt; "100"</text:span><text:line-break/>xch = str(40.36) <text:s text:c="2"/><text:span text:style-name="T1">#=&gt; "40.36" </text:span></text:p>
          </table:table-cell>
        </table:table-row>
        <table:table-row>
          <table:table-cell table:style-name="Tableau1.A6" office:value-type="string">
            <text:p text:style-name="P4">b = ch.isdigit()</text:p>
          </table:table-cell>
          <table:table-cell table:style-name="Tableau1.B6" office:value-type="string">
            <text:p text:style-name="P5">Retourne <text:span text:style-name="T1">True</text:span> si <text:span text:style-name="T1">ch est </text:span><text:span text:style-name="T11">composée de chiffres</text:span>, <text:span text:style-name="T1">False sinon</text:span>.</text:p>
          </table:table-cell>
          <table:table-cell table:style-name="Tableau1.C6" office:value-type="string">
            <text:p text:style-name="P11">ch1 = "100"</text:p>
            <text:p text:style-name="P11">ch2 = "25x"</text:p>
            <text:p text:style-name="P11">b1 = ch1.isdigit() <text:span text:style-name="T1">#=&gt; True</text:span><text:line-break/>b2 = ch2.isdigit() <text:span text:style-name="T1">#=&gt; False</text:span></text:p>
          </table:table-cell>
        </table:table-row>
        <table:table-row>
          <table:table-cell table:style-name="Tableau1.A7" office:value-type="string">
            <text:p text:style-name="P4">n = int(ch) <text:s/># entier<text:line-break/>x = float(ch)# réel </text:p>
          </table:table-cell>
          <table:table-cell table:style-name="Tableau1.B7" office:value-type="string">
            <text:p text:style-name="P16"><text:span text:style-name="T10">Convertit une</text:span> <text:span text:style-name="T1">chaîne</text:span> ch <text:span text:style-name="T1">en</text:span> une <text:span text:style-name="T1">valeur numérique</text:span>. </text:p>
            <text:p text:style-name="P17">Une <text:span text:style-name="T12">exception</text:span> est lancée <text:span text:style-name="T13">(une erreur)</text:span> si la <text:span text:style-name="T12">ch n’est pas convertible</text:span>.</text:p>
          </table:table-cell>
          <table:table-cell table:style-name="Tableau1.C7" office:value-type="string">
            <text:p text:style-name="P18">n1 = int("100") <text:s text:c="3"/><text:span text:style-name="T1">#=&gt; 100</text:span></text:p>
            <text:p text:style-name="P18">n2 = int("10.5") <text:s text:c="2"/><text:span text:style-name="T1">#=&gt; Erreur</text:span><text:line-break/>x1 = float("25.5") <text:span text:style-name="T1">#=&gt; 25.5</text:span></text:p>
            <text:p text:style-name="P18">x2 = float("16") <text:s text:c="2"/><text:span text:style-name="T1">#=&gt; 16.0</text:span></text:p>
          </table:table-cell>
        </table:table-row>
        <table:table-row>
          <table:table-cell table:style-name="Tableau1.A8" office:value-type="string">
            <text:p text:style-name="P4">sch = ch[d:f]</text:p>
          </table:table-cell>
          <table:table-cell table:style-name="Tableau1.B8" office:value-type="string">
            <text:p text:style-name="P10"><text:span text:style-name="T14">Retourne </text:span><text:span text:style-name="T15">le </text:span><text:span text:style-name="T16">fragment de</text:span><text:span text:style-name="T17"> ch</text:span><text:span text:style-name="T14"> à </text:span><text:span text:style-name="T15">situé </text:span><text:span text:style-name="T16">entre</text:span><text:span text:style-name="T14"> </text:span><text:span text:style-name="T15">la position </text:span><text:span text:style-name="T17">d</text:span><text:span text:style-name="T14"> </text:span><text:span text:style-name="T15">(</text:span><text:span text:style-name="T18">incluse</text:span><text:span text:style-name="T15">) </text:span><text:span text:style-name="T16">et</text:span><text:span text:style-name="T14"> </text:span><text:span text:style-name="T15">la position </text:span><text:span text:style-name="T17">f</text:span><text:span text:style-name="T14"> (</text:span><text:span text:style-name="T19">non incluse</text:span><text:span text:style-name="T14">).</text:span> </text:p>
            <text:p text:style-name="P19"/>
          </table:table-cell>
          <table:table-cell table:style-name="Tableau1.C8" office:value-type="string">
            <text:p text:style-name="P20"><text:span text:style-name="T20">#</text:span> <text:s text:c="14"/><text:span text:style-name="T10">11xxxxx</text:span></text:p>
            <text:p text:style-name="P20"><text:span text:style-name="T20">#</text:span> <text:s text:c="4"/><text:span text:style-name="T10">xxxxx5678901xxxxx</text:span></text:p>
            <text:p text:style-name="P21">ch = "baccalauréat 2021"</text:p>
            <text:p text:style-name="P11">sch = ch[5:12] <text:s text:c="4"/><text:span text:style-name="T1"># =&gt; "lauréat"</text:span></text:p>
          </table:table-cell>
        </table:table-row>
        <table:table-row>
          <table:table-cell table:style-name="Tableau1.A9" office:value-type="string">
            <text:p text:style-name="P4">sch = ch[:d] + ch[f:]</text:p>
          </table:table-cell>
          <table:table-cell table:style-name="Tableau1.B9" office:value-type="string">
            <text:p text:style-name="P5">Supprime <text:span text:style-name="T10">le</text:span> <text:span text:style-name="T11">fragment</text:span><text:span text:style-name="T1"> </text:span><text:span text:style-name="T11">de </text:span><text:span text:style-name="T1">ch</text:span> <text:span text:style-name="T10">situé </text:span><text:span text:style-name="T11">entre</text:span> la position <text:span text:style-name="T1">d</text:span> <text:span text:style-name="T10">(</text:span><text:span text:style-name="T21">incluse</text:span><text:span text:style-name="T10">) </text:span><text:span text:style-name="T11">et</text:span> la position <text:span text:style-name="T1">f</text:span> (<text:span text:style-name="T22">non incluse</text:span>). </text:p>
          </table:table-cell>
          <table:table-cell table:style-name="Tableau1.C9" office:value-type="string">
            <text:p text:style-name="P22"># <text:s text:c="14"/>11</text:p>
            <text:p text:style-name="P20"><text:span text:style-name="T20">#</text:span> <text:s text:c="4"/><text:span text:style-name="T10">012345678901</text:span></text:p>
            <text:p text:style-name="P22"># <text:s text:c="8"/>xxxx <text:s text:c="4"/>(à supprimer)</text:p>
            <text:p text:style-name="P21">ch = "med <text:span text:style-name="T13">anis</text:span> mani"</text:p>
            <text:p text:style-name="P21">ch1 = ch[:4]+ ch[8:] #=&gt; "med mani"</text:p>
          </table:table-cell>
        </table:table-row>
        <table:table-row>
          <table:table-cell table:style-name="Tableau1.A10" office:value-type="string">
            <text:p text:style-name="P4">chm = ch.upper()</text:p>
          </table:table-cell>
          <table:table-cell table:style-name="Tableau1.B10" office:value-type="string">
            <text:p text:style-name="P5">Convertit <text:span text:style-name="T1">ch en majuscules</text:span>.</text:p>
          </table:table-cell>
          <table:table-cell table:style-name="Tableau1.C10" office:value-type="string">
            <text:p text:style-name="P21">ch = "aBrAr"</text:p>
            <text:p text:style-name="P21">chm = ch.upper() <text:s text:c="2"/><text:span text:style-name="T1"># =&gt; "ABRAR"</text:span></text:p>
          </table:table-cell>
        </table:table-row>
      </table:table>
      <text:p text:style-name="P2">Fonctions sur les caractèr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">Fonction</text:p>
            </table:table-cell>
            <table:table-cell table:style-name="Tableau2.A1" office:value-type="string">
              <text:p text:style-name="P3">Explication</text:p>
            </table:table-cell>
            <table:table-cell table:style-name="Tableau2.C1" office:value-type="string">
              <text:p text:style-name="P3">Exemple</text:p>
            </table:table-cell>
          </table:table-row>
          <table:table-row>
            <table:table-cell table:style-name="Tableau2.A2" office:value-type="string">
              <text:p text:style-name="P4">code = ord(car)</text:p>
            </table:table-cell>
            <table:table-cell table:style-name="Tableau2.B2" office:value-type="string">
              <text:p text:style-name="P5">Retourne le <text:span text:style-name="T1">code </text:span><text:span text:style-name="T23">ASCII</text:span><text:span text:style-name="T1"> du caractère car</text:span>.</text:p>
            </table:table-cell>
            <table:table-cell table:style-name="Tableau2.C2" office:value-type="string">
              <text:p text:style-name="P23"><text:span text:style-name="T20">a1 = o</text:span>rd("0")<text:span text:style-name="T1">#=&gt; 48</text:span> <text:s text:c="2"/></text:p>
              <text:p text:style-name="P23">a2 = ord("A")<text:span text:style-name="T1">#=&gt; 65</text:span>; a3 = ord("a")<text:span text:style-name="T1">#=&gt; 97</text:span></text:p>
            </table:table-cell>
          </table:table-row>
        </table:table-header-rows>
        <table:table-row>
          <table:table-cell table:style-name="Tableau2.A3" office:value-type="string">
            <text:p text:style-name="P4">car = chr(code)</text:p>
          </table:table-cell>
          <table:table-cell table:style-name="Tableau2.B3" office:value-type="string">
            <text:p text:style-name="P5">Retourne le <text:span text:style-name="T1">caractère </text:span><text:span text:style-name="T23">ASCII pour un code</text:span>.</text:p>
          </table:table-cell>
          <table:table-cell table:style-name="Tableau2.C3" office:value-type="string">
            <text:p text:style-name="P11">c1 = chr(48)<text:span text:style-name="T1">#=&gt; "0"</text:span><text:line-break/>c2 = chr(65)<text:span text:style-name="T1">#=&gt; "A"</text:span>; c2 = chr(97)<text:span text:style-name="T1">#=&gt; "a"</text:span></text:p>
          </table:table-cell>
        </table:table-row>
      </table:table>
      <text:p text:style-name="P2">Fonctions sur les nombre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3">Fonction</text:p>
            </table:table-cell>
            <table:table-cell table:style-name="Tableau3.A1" office:value-type="string">
              <text:p text:style-name="P3">Explication</text:p>
            </table:table-cell>
            <table:table-cell table:style-name="Tableau3.C1" office:value-type="string">
              <text:p text:style-name="P3">Exemple</text:p>
            </table:table-cell>
          </table:table-row>
          <table:table-row>
            <table:table-cell table:style-name="Tableau3.A2" office:value-type="string">
              <text:p text:style-name="P4">ep = round(x)</text:p>
            </table:table-cell>
            <table:table-cell table:style-name="Tableau3.B2" office:value-type="string">
              <text:p text:style-name="P24">Retourne l'<text:span text:style-name="T1">entier le plus proche de x</text:span>.</text:p>
              <text:p text:style-name="P24"><text:span text:style-name="T24">ou </text:span>l'<text:span text:style-name="T1">entier pair le plus proche</text:span>, si <text:span text:style-name="T1">partie décimale = 0.5</text:span> </text:p>
            </table:table-cell>
            <table:table-cell table:style-name="Tableau3.C2" office:value-type="string">
              <text:p text:style-name="P25">ep1 = round(15.49) <text:span text:style-name="T1"># =&gt; 15</text:span></text:p>
              <text:p text:style-name="P25">ep2 = round(15.5) <text:s/><text:span text:style-name="T1"># =&gt; 16</text:span></text:p>
              <text:p text:style-name="P25">ep3 = round(16.5) <text:s/><text:span text:style-name="T1"># =&gt; 16</text:span></text:p>
              <text:p text:style-name="P25">ep3 = round(16.51) <text:span text:style-name="T1"># =&gt; 17</text:span></text:p>
            </table:table-cell>
          </table:table-row>
        </table:table-header-rows>
        <table:table-row>
          <table:table-cell table:style-name="Tableau3.A3" office:value-type="string">
            <text:p text:style-name="P26">from math import sqrt</text:p>
            <text:p text:style-name="P26">rac = sqrt(x)</text:p>
          </table:table-cell>
          <table:table-cell table:style-name="Tableau3.B3" office:value-type="string">
            <text:p text:style-name="P5">Retourne la <text:span text:style-name="T1">racine car</text:span><text:span text:style-name="T25">r</text:span><text:span text:style-name="T1">ée</text:span> <text:span text:style-name="T24">de </text:span><text:span text:style-name="T25">x</text:span><text:span text:style-name="T26">, </text:span>un nombre positif. </text:p>
          </table:table-cell>
          <table:table-cell table:style-name="Tableau3.C3" office:value-type="string">
            <text:p text:style-name="P11">rac1 = sqrt(16) <text:s text:c="3"/><text:span text:style-name="T1"># =&gt; 4.0</text:span><text:line-break/>rac2 = sqrt(17) <text:s text:c="3"/><text:span text:style-name="T1"># =&gt; 4.123105 </text:span></text:p>
          </table:table-cell>
        </table:table-row>
        <table:table-row>
          <table:table-cell table:style-name="Tableau3.A4" office:value-type="string">
            <text:p text:style-name="P4">from random import randint<text:line-break/>na = randint(vi, vf)</text:p>
          </table:table-cell>
          <table:table-cell table:style-name="Tableau3.B4" office:value-type="string">
            <text:p text:style-name="P5">Retourne un <text:span text:style-name="T1">entier aléatoire</text:span> de l'intervalle <text:span text:style-name="T1">[vi, vf]</text:span>. </text:p>
          </table:table-cell>
          <table:table-cell table:style-name="Tableau3.C4" office:value-type="string">
            <text:p text:style-name="P11">na1 = randint(10, 99) <text:span text:style-name="T1"># =&gt; 15</text:span><text:line-break/>na2 = randint(1, 6) <text:s text:c="2"/><text:span text:style-name="T1"># =&gt; 5</text:span> </text:p>
          </table:table-cell>
        </table:table-row>
        <table:table-row>
          <table:table-cell table:style-name="Tableau3.A4" office:value-type="string">
            <text:p text:style-name="P27">xa = abs(x)</text:p>
          </table:table-cell>
          <table:table-cell table:style-name="Tableau3.B4" office:value-type="string">
            <text:p text:style-name="P28">Retourne la <text:span text:style-name="T1">valeur absolue d</text:span><text:span text:style-name="T25">e x</text:span>.</text:p>
          </table:table-cell>
          <table:table-cell table:style-name="Tableau3.C5" office:value-type="string">
            <text:p text:style-name="P29">xa1 = abs(-10) <text:s text:c="7"/><text:span text:style-name="T1"># =&gt; 10</text:span></text:p>
            <text:p text:style-name="P29">xa2 = abs(9) <text:s text:c="9"/><text:span text:style-name="T1"># =&gt; 9</text:span></text:p>
          </table:table-cell>
        </table:table-row>
      </table:table>
      <text:p text:style-name="P30"/>
      <text:p text:style-name="P31">Fonctions Standard - Algorithme</text:p>
      <text:p text:style-name="P32">Fonctions sur les chaînes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3">Fonction</text:p>
            </table:table-cell>
            <table:table-cell table:style-name="Tableau13.A1" office:value-type="string">
              <text:p text:style-name="P33">Explication</text:p>
            </table:table-cell>
            <table:table-cell table:style-name="Tableau13.C1" office:value-type="string">
              <text:p text:style-name="P33">Exemple</text:p>
            </table:table-cell>
          </table:table-row>
          <table:table-row>
            <table:table-cell table:style-name="Tableau13.A2" office:value-type="string">
              <text:p text:style-name="P25"><text:span text:style-name="T14">car </text:span><text:span text:style-name="Source_20_Text"><text:span text:style-name="T14">← </text:span></text:span><text:span text:style-name="T14">ch[i]</text:span></text:p>
            </table:table-cell>
            <table:table-cell table:style-name="Tableau13.B2" office:value-type="string">
              <text:p text:style-name="P34">Retourne le <text:span text:style-name="T1">caractère</text:span> <text:span text:style-name="T2">d’</text:span><text:span text:style-name="T3">indice</text:span> <text:span text:style-name="T1">i</text:span> <text:span text:style-name="T4">d</text:span><text:span text:style-name="T5">ans</text:span> <text:span text:style-name="T1">ch</text:span>.</text:p>
              <text:p text:style-name="P34">→ L'<text:span text:style-name="T1">ind</text:span><text:span text:style-name="T3">ice</text:span> est <text:span text:style-name="T1">positi</text:span><text:span text:style-name="T3">f</text:span> [0, len(ch)-1] de gauche à droite.</text:p>
              <table:table table:name="Tableau14" table:style-name="Tableau14">
                <table:table-column table:style-name="Tableau14.A"/>
                <table:table-column table:style-name="Tableau14.B"/>
                <table:table-column table:style-name="Tableau14.C"/>
                <table:table-column table:style-name="Tableau14.B" table:number-columns-repeated="3"/>
                <table:table-column table:style-name="Tableau14.C"/>
                <table:table-column table:style-name="Tableau14.H"/>
                <table:table-row table:style-name="Tableau14.1">
                  <table:table-cell table:style-name="Tableau14.A1" office:value-type="string">
                    <text:p text:style-name="P35"/>
                  </table:table-cell>
                  <table:table-cell table:style-name="Tableau14.A1" office:value-type="string">
                    <text:p text:style-name="P36">0</text:p>
                  </table:table-cell>
                  <table:table-cell table:style-name="Tableau14.A1" office:value-type="string">
                    <text:p text:style-name="P36">1</text:p>
                  </table:table-cell>
                  <table:table-cell table:style-name="Tableau14.A1" office:value-type="string">
                    <text:p text:style-name="P36">2</text:p>
                  </table:table-cell>
                  <table:table-cell table:style-name="Tableau14.A1" office:value-type="string">
                    <text:p text:style-name="P36">3</text:p>
                  </table:table-cell>
                  <table:table-cell table:style-name="Tableau14.A1" office:value-type="string">
                    <text:p text:style-name="P36">4</text:p>
                  </table:table-cell>
                  <table:table-cell table:style-name="Tableau14.A1" office:value-type="string">
                    <text:p text:style-name="P36">5</text:p>
                  </table:table-cell>
                  <table:table-cell table:style-name="Tableau14.A1" office:value-type="string">
                    <text:p text:style-name="P37"><text:span text:style-name="Source_20_Text"><text:span text:style-name="T27">←</text:span></text:span><text:span text:style-name="Source_20_Text"><text:span text:style-name="T28"> positive</text:span></text:span></text:p>
                  </table:table-cell>
                </table:table-row>
                <table:table-row>
                  <table:table-cell table:style-name="Tableau14.A1" office:value-type="string">
                    <text:p text:style-name="P38">ch</text:p>
                  </table:table-cell>
                  <table:table-cell table:style-name="Tableau14.B2" office:value-type="string">
                    <text:p text:style-name="P39">P</text:p>
                  </table:table-cell>
                  <table:table-cell table:style-name="Tableau14.B2" office:value-type="string">
                    <text:p text:style-name="P39">y</text:p>
                  </table:table-cell>
                  <table:table-cell table:style-name="Tableau14.B2" office:value-type="string">
                    <text:p text:style-name="P39">t</text:p>
                  </table:table-cell>
                  <table:table-cell table:style-name="Tableau14.B2" office:value-type="string">
                    <text:p text:style-name="P39">h</text:p>
                  </table:table-cell>
                  <table:table-cell table:style-name="Tableau14.B2" office:value-type="string">
                    <text:p text:style-name="P39">o</text:p>
                  </table:table-cell>
                  <table:table-cell table:style-name="Tableau14.G2" office:value-type="string">
                    <text:p text:style-name="P39">n</text:p>
                  </table:table-cell>
                  <table:table-cell table:style-name="Tableau14.A1" office:value-type="string">
                    <text:p text:style-name="P40"/>
                  </table:table-cell>
                </table:table-row>
              </table:table>
              <text:p text:style-name="P34"><text:span text:style-name="T2">Retourne l</text:span>e <text:span text:style-name="T1">nombre de caractères</text:span> de <text:span text:style-name="T1">ch</text:span>.</text:p>
            </table:table-cell>
            <table:table-cell table:style-name="Tableau13.C2" office:value-type="string">
              <text:p text:style-name="P41"><text:span text:style-name="T6">ch </text:span><text:span text:style-name="Source_20_Text"><text:span text:style-name="T29">←</text:span></text:span><text:span text:style-name="T6"> "sami"</text:span></text:p>
              <text:p text:style-name="P25"><text:span text:style-name="T29">car1 </text:span><text:span text:style-name="Source_20_Text"><text:span text:style-name="T29">← </text:span></text:span><text:span text:style-name="T29">ch[0] </text:span><text:span text:style-name="T30">//=&gt; "s"</text:span></text:p>
              <text:p text:style-name="P25"><text:span text:style-name="T31">car2 </text:span><text:span text:style-name="Source_20_Text"><text:span text:style-name="T31">← </text:span></text:span><text:span text:style-name="T29">ch[3] </text:span><text:span text:style-name="T30">//=&gt; "i"</text:span></text:p>
              <text:p text:style-name="P42"/>
            </table:table-cell>
          </table:table-row>
        </table:table-header-rows>
        <table:table-row>
          <table:table-cell table:style-name="Tableau13.A3" office:value-type="string">
            <text:p text:style-name="P25"><text:span text:style-name="T14">l </text:span><text:span text:style-name="Source_20_Text"><text:span text:style-name="T14">← </text:span></text:span><text:span text:style-name="T14">long(ch)</text:span></text:p>
          </table:table-cell>
          <table:table-cell table:style-name="Tableau13.B3" office:value-type="string">
            <text:p text:style-name="P40"><text:span text:style-name="T2">Retourne l</text:span>e <text:span text:style-name="T1">nombre de caractères</text:span> de <text:span text:style-name="T1">ch</text:span>.</text:p>
          </table:table-cell>
          <table:table-cell table:style-name="Tableau13.C3" office:value-type="string">
            <text:p text:style-name="P25"><text:span text:style-name="T29">l1 </text:span><text:span text:style-name="Source_20_Text"><text:span text:style-name="T29">← </text:span></text:span><text:span text:style-name="T29">long("sami") <text:s text:c="4"/></text:span><text:span text:style-name="T30">//=&gt; 4</text:span><text:span text:style-name="T29"><text:line-break/>l2 </text:span><text:span text:style-name="Source_20_Text"><text:span text:style-name="T29">← </text:span></text:span><text:span text:style-name="T29">long("bac 2021") </text:span><text:span text:style-name="T30">//=&gt; 8 </text:span></text:p>
          </table:table-cell>
        </table:table-row>
        <table:table-row>
          <table:table-cell table:style-name="Tableau13.A4" office:value-type="string">
            <text:p text:style-name="P25"><text:span text:style-name="T14">p </text:span><text:span text:style-name="Source_20_Text"><text:span text:style-name="T14">← </text:span></text:span><text:span text:style-name="T14">pos(ch</text:span><text:span text:style-name="T32">1</text:span><text:span text:style-name="T14">, ch</text:span><text:span text:style-name="T32">2</text:span><text:span text:style-name="T14">)</text:span></text:p>
          </table:table-cell>
          <table:table-cell table:style-name="Tableau13.B4" office:value-type="string">
            <text:p text:style-name="P40">Retourne la <text:span text:style-name="T1">première position</text:span> de la chaîne <text:span text:style-name="T1">ch1</text:span> <text:span text:style-name="T4">dans</text:span> <text:span text:style-name="T1">ch2</text:span>, ou <text:line-break/><text:span text:style-name="T1">-1 si ch1 </text:span><text:span text:style-name="T3">est introuvable</text:span>.</text:p>
          </table:table-cell>
          <table:table-cell table:style-name="Tableau13.C4" office:value-type="string">
            <text:p text:style-name="P25"><text:span text:style-name="T29">ch1 </text:span><text:span text:style-name="Source_20_Text"><text:span text:style-name="T29">←</text:span></text:span><text:span text:style-name="T29"> "base"</text:span></text:p>
            <text:p text:style-name="P25"><text:span text:style-name="T29">ch2 </text:span><text:span text:style-name="Source_20_Text"><text:span text:style-name="T29">←</text:span></text:span><text:span text:style-name="T29"> "maison"</text:span></text:p>
            <text:p text:style-name="P43">// <text:span text:style-name="T33">ch1 contient </text:span>"s<text:span text:style-name="T33">e</text:span>"</text:p>
            <text:p text:style-name="P25"><text:span text:style-name="T29">p1 </text:span><text:span text:style-name="Source_20_Text"><text:span text:style-name="T29">← </text:span></text:span><text:span text:style-name="T29">pos("s</text:span><text:span text:style-name="T34">e</text:span><text:span text:style-name="T29">", ch1) </text:span><text:span text:style-name="T30">//=&gt; 2</text:span></text:p>
            <text:p text:style-name="P25"><text:span text:style-name="T30">// </text:span><text:span text:style-name="T35">ch2 ne contient pas </text:span><text:span text:style-name="T30">"s</text:span><text:span text:style-name="T35">e</text:span><text:span text:style-name="T30">"</text:span><text:span text:style-name="T29"><text:line-break/>p2 </text:span><text:span text:style-name="Source_20_Text"><text:span text:style-name="T29">← </text:span></text:span><text:span text:style-name="T29">pos("</text:span><text:span text:style-name="T34">se</text:span><text:span text:style-name="T29">", ch2) </text:span><text:span text:style-name="T30">//=&gt; -1</text:span><text:span text:style-name="T29"> </text:span></text:p>
          </table:table-cell>
        </table:table-row>
        <table:table-row>
          <table:table-cell table:style-name="Tableau13.A5" office:value-type="string">
            <text:p text:style-name="P44"><text:span text:style-name="T14">xch </text:span><text:span text:style-name="Source_20_Text"><text:span text:style-name="T14">← </text:span></text:span><text:span text:style-name="T14">convch(x)</text:span></text:p>
          </table:table-cell>
          <table:table-cell table:style-name="Tableau13.B5" office:value-type="string">
            <text:p text:style-name="P40"><text:span text:style-name="T10">Convertit </text:span>un <text:span text:style-name="T1">nombre</text:span> (entier/réel) x <text:span text:style-name="T1">en</text:span> une <text:span text:style-name="T1">chaîne</text:span>.</text:p>
          </table:table-cell>
          <table:table-cell table:style-name="Tableau13.C5" office:value-type="string">
            <text:p text:style-name="P44"><text:span text:style-name="T29">nch </text:span><text:span text:style-name="Source_20_Text"><text:span text:style-name="T29">← </text:span></text:span><text:span text:style-name="T29">convch(100) <text:s text:c="2"/></text:span><text:span text:style-name="T30">//=&gt; "100"</text:span><text:span text:style-name="T29"><text:line-break/>xch </text:span><text:span text:style-name="Source_20_Text"><text:span text:style-name="T29">← </text:span></text:span><text:span text:style-name="T29">convch(40.36) </text:span><text:span text:style-name="T30">//=&gt; "40.36"</text:span><text:span text:style-name="T29"> </text:span></text:p>
          </table:table-cell>
        </table:table-row>
        <table:table-row>
          <table:table-cell table:style-name="Tableau13.A6" office:value-type="string">
            <text:p text:style-name="P44"><text:span text:style-name="T14">b </text:span><text:span text:style-name="Source_20_Text"><text:span text:style-name="T14">← </text:span></text:span><text:span text:style-name="T14">estnum(ch)</text:span></text:p>
          </table:table-cell>
          <table:table-cell table:style-name="Tableau13.B6" office:value-type="string">
            <text:p text:style-name="P45">Retourne <text:span text:style-name="T1">Vrai si la chaîne ch est</text:span> <text:span text:style-name="T1">numérique</text:span>, </text:p>
            <text:p text:style-name="P45"><text:span text:style-name="T1">Faux sinon</text:span>.</text:p>
          </table:table-cell>
          <table:table-cell table:style-name="Tableau13.C6" office:value-type="string">
            <text:p text:style-name="P25"><text:span text:style-name="T29">ch1 </text:span><text:span text:style-name="Source_20_Text"><text:span text:style-name="T29">←</text:span></text:span><text:span text:style-name="T29"> "100"</text:span></text:p>
            <text:p text:style-name="P25"><text:span text:style-name="T29">ch2 </text:span><text:span text:style-name="Source_20_Text"><text:span text:style-name="T29">←</text:span></text:span><text:span text:style-name="T29"> "25x"</text:span></text:p>
            <text:p text:style-name="P44"><text:span text:style-name="T29">b1 </text:span><text:span text:style-name="Source_20_Text"><text:span text:style-name="T29">← </text:span></text:span><text:span text:style-name="T29">estnum(ch1) <text:s text:c="2"/></text:span><text:span text:style-name="T30">//=&gt; Vrai</text:span><text:span text:style-name="T29"><text:line-break/>b2 </text:span><text:span text:style-name="Source_20_Text"><text:span text:style-name="T29">← </text:span></text:span><text:span text:style-name="T29">estnum(ch2) <text:s text:c="2"/></text:span><text:span text:style-name="T30">//=&gt; Faux</text:span></text:p>
          </table:table-cell>
        </table:table-row>
        <table:table-row>
          <table:table-cell table:style-name="Tableau13.A7" office:value-type="string">
            <text:p text:style-name="P44"><text:span text:style-name="T14">n </text:span><text:span text:style-name="Source_20_Text"><text:span text:style-name="T14">← </text:span></text:span><text:span text:style-name="T14">valeur(ch) </text:span></text:p>
          </table:table-cell>
          <table:table-cell table:style-name="Tableau13.B7" office:value-type="string">
            <text:p text:style-name="P40"><text:span text:style-name="T10">Convertit une</text:span> <text:span text:style-name="T1">chaîne</text:span> ch <text:span text:style-name="T1">en</text:span> une <text:span text:style-name="T1">valeur numérique</text:span>. </text:p>
            <text:p text:style-name="P46">Une erreur si la ch n’est pas convertible,</text:p>
          </table:table-cell>
          <table:table-cell table:style-name="Tableau13.C7" office:value-type="string">
            <text:p text:style-name="P44"><text:span text:style-name="T29">n1 </text:span><text:span text:style-name="Source_20_Text"><text:span text:style-name="T29">← </text:span></text:span><text:span text:style-name="T29">valeur("100") </text:span><text:span text:style-name="T30">//=&gt; 100</text:span><text:span text:style-name="T29"><text:line-break/>x </text:span><text:span text:style-name="Source_20_Text"><text:span text:style-name="T29">← </text:span></text:span><text:span text:style-name="T29">valeu</text:span><text:span text:style-name="T36">r</text:span><text:span text:style-name="T29">("25.5") </text:span><text:span text:style-name="T30">//=&gt; 25.5</text:span></text:p>
            <text:p text:style-name="P44"><text:span text:style-name="T29">n2 </text:span><text:span text:style-name="Source_20_Text"><text:span text:style-name="T29">← </text:span></text:span><text:span text:style-name="T29">valeur("16") <text:s/></text:span><text:span text:style-name="T30">//=&gt; 16.0</text:span></text:p>
          </table:table-cell>
        </table:table-row>
        <table:table-row>
          <table:table-cell table:style-name="Tableau13.A8" office:value-type="string">
            <text:p text:style-name="P44"><text:span text:style-name="T37">s</text:span><text:span text:style-name="T14">ch </text:span><text:span text:style-name="Source_20_Text"><text:span text:style-name="T14">← </text:span></text:span><text:span text:style-name="T14">sous_chaine(ch,d,f)</text:span></text:p>
          </table:table-cell>
          <table:table-cell table:style-name="Tableau13.B8" office:value-type="string">
            <text:p text:style-name="P40">Retourne <text:span text:style-name="T10">le </text:span><text:span text:style-name="T11">fragment de</text:span><text:span text:style-name="T1"> ch</text:span> à <text:span text:style-name="T10">situé </text:span><text:span text:style-name="T11">entre</text:span> <text:span text:style-name="T10">la position </text:span><text:span text:style-name="T1">d</text:span> <text:span text:style-name="T10">(</text:span><text:span text:style-name="T21">incluse</text:span><text:span text:style-name="T10">) </text:span><text:span text:style-name="T11">et</text:span> <text:span text:style-name="T10">la position </text:span><text:span text:style-name="T1">f</text:span> (<text:span text:style-name="T22">non incluse</text:span>). </text:p>
          </table:table-cell>
          <table:table-cell table:style-name="Tableau13.C8" office:value-type="string">
            <text:p text:style-name="P25"><text:span text:style-name="T29">ch </text:span><text:span text:style-name="Source_20_Text"><text:span text:style-name="T29">←</text:span></text:span><text:span text:style-name="T29"> "baccalauréat 2021"</text:span></text:p>
            <text:p text:style-name="P47"><text:span text:style-name="Source_20_Text"><text:span text:style-name="T38">sch←</text:span></text:span>sous_chaine(ch,5,12)<text:span text:style-name="T1">//=&gt; "lauréat"</text:span></text:p>
            <text:p text:style-name="P25"><text:span text:style-name="T29">date </text:span><text:span text:style-name="Source_20_Text"><text:span text:style-name="T29">← "2001-09-09"</text:span></text:span></text:p>
            <text:p text:style-name="P25"><text:span text:style-name="Source_20_Text"><text:span text:style-name="T29">annee ← sous_chaine(date, 0, 4)</text:span></text:span><text:span text:style-name="T29"> </text:span></text:p>
            <text:p text:style-name="P25"><text:span text:style-name="Source_20_Text"><text:span text:style-name="T29">mois ← sous_chaine(date, 5, 7)</text:span></text:span></text:p>
            <text:p text:style-name="P25"><text:span text:style-name="Source_20_Text"><text:span text:style-name="T29">jour ← sous_chaine(date, 8, 10)</text:span></text:span></text:p>
          </table:table-cell>
        </table:table-row>
        <table:table-row>
          <table:table-cell table:style-name="Tableau13.A9" office:value-type="string">
            <text:p text:style-name="P44"><text:span text:style-name="T14">sch </text:span><text:span text:style-name="Source_20_Text"><text:span text:style-name="T14">← </text:span></text:span><text:span text:style-name="T14">effacer(ch,d,f)</text:span></text:p>
          </table:table-cell>
          <table:table-cell table:style-name="Tableau13.B9" office:value-type="string">
            <text:p text:style-name="P40">Supprime <text:span text:style-name="T10">le</text:span> <text:span text:style-name="T11">fragment</text:span><text:span text:style-name="T1"> </text:span><text:span text:style-name="T11">de </text:span><text:span text:style-name="T1">ch</text:span> <text:span text:style-name="T10">situé </text:span><text:span text:style-name="T11">entre</text:span> la position <text:span text:style-name="T1">d</text:span> <text:span text:style-name="T10">(</text:span><text:span text:style-name="T21">incluse</text:span><text:span text:style-name="T10">) </text:span><text:span text:style-name="T11">et</text:span> la position <text:span text:style-name="T1">f</text:span> (<text:span text:style-name="T22">non incluse</text:span>). </text:p>
          </table:table-cell>
          <table:table-cell table:style-name="Tableau13.C9" office:value-type="string">
            <text:p text:style-name="P25"><text:span text:style-name="T29">ch </text:span><text:span text:style-name="Source_20_Text"><text:span text:style-name="T29">←</text:span></text:span><text:span text:style-name="T29"> "med </text:span><text:span text:style-name="T39">anis</text:span><text:span text:style-name="T29"> mani"</text:span></text:p>
            <text:p text:style-name="P44"><text:span text:style-name="T29">sch</text:span><text:span text:style-name="Source_20_Text"><text:span text:style-name="T29">←</text:span></text:span><text:span text:style-name="T29">efface</text:span><text:span text:style-name="T38">r</text:span><text:span text:style-name="T29">(ch, 4, 8) </text:span><text:span text:style-name="T30">//=&gt; "med mani"</text:span></text:p>
          </table:table-cell>
        </table:table-row>
        <table:table-row>
          <table:table-cell table:style-name="Tableau13.A10" office:value-type="string">
            <text:p text:style-name="P44"><text:span text:style-name="T14">chm </text:span><text:span text:style-name="Source_20_Text"><text:span text:style-name="T14">← </text:span></text:span><text:span text:style-name="T14">majus(ch)</text:span></text:p>
          </table:table-cell>
          <table:table-cell table:style-name="Tableau13.B10" office:value-type="string">
            <text:p text:style-name="P40">Convertit <text:span text:style-name="T1">ch en majuscules</text:span>.</text:p>
          </table:table-cell>
          <table:table-cell table:style-name="Tableau13.C10" office:value-type="string">
            <text:p text:style-name="P25"><text:span text:style-name="T38">nom</text:span><text:span text:style-name="T29"> </text:span><text:span text:style-name="Source_20_Text"><text:span text:style-name="T29">←</text:span></text:span><text:span text:style-name="T29"> "aBrAr"</text:span></text:p>
            <text:p text:style-name="P44"><text:span text:style-name="T29">chm </text:span><text:span text:style-name="Source_20_Text"><text:span text:style-name="T29">← </text:span></text:span><text:span text:style-name="Source_20_Text"><text:span text:style-name="T38">m</text:span></text:span><text:span text:style-name="T29">ajus(</text:span><text:span text:style-name="T38">nom</text:span><text:span text:style-name="T29">) <text:s text:c="5"/></text:span><text:span text:style-name="T30">//=&gt; "ABRAR"</text:span></text:p>
          </table:table-cell>
        </table:table-row>
      </table:table>
      <text:p text:style-name="P32">Fonctions sur les caractères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3">Fonction</text:p>
            </table:table-cell>
            <table:table-cell table:style-name="Tableau17.A1" office:value-type="string">
              <text:p text:style-name="P33">Explication</text:p>
            </table:table-cell>
            <table:table-cell table:style-name="Tableau17.C1" office:value-type="string">
              <text:p text:style-name="P33">Exemple</text:p>
            </table:table-cell>
          </table:table-row>
          <table:table-row>
            <table:table-cell table:style-name="Tableau17.A2" office:value-type="string">
              <text:p text:style-name="P44"><text:span text:style-name="T14">code </text:span><text:span text:style-name="Source_20_Text"><text:span text:style-name="T14">← </text:span></text:span><text:span text:style-name="T14">ord(car)</text:span></text:p>
            </table:table-cell>
            <table:table-cell table:style-name="Tableau17.B2" office:value-type="string">
              <text:p text:style-name="P48">Retourne le <text:span text:style-name="T1">code ASCII</text:span> du caractère <text:span text:style-name="T1">car</text:span>.</text:p>
            </table:table-cell>
            <table:table-cell table:style-name="Tableau17.C2" office:value-type="string">
              <text:p text:style-name="P44"><text:span text:style-name="T29">a1</text:span><text:span text:style-name="Source_20_Text"><text:span text:style-name="T29">←</text:span></text:span><text:span text:style-name="T29">ord("0")</text:span><text:span text:style-name="T30">//=&gt; 48</text:span><text:span text:style-name="T29"><text:line-break/>a2</text:span><text:span text:style-name="Source_20_Text"><text:span text:style-name="T29">←</text:span></text:span><text:span text:style-name="T29">ord("A")</text:span><text:span text:style-name="T30">//=&gt; 65</text:span><text:span text:style-name="T29">;a3</text:span><text:span text:style-name="Source_20_Text"><text:span text:style-name="T29">←</text:span></text:span><text:span text:style-name="T29">ord("a")</text:span><text:span text:style-name="T30">//=&gt; 97</text:span><text:span text:style-name="T29"> </text:span></text:p>
            </table:table-cell>
          </table:table-row>
        </table:table-header-rows>
        <table:table-row>
          <table:table-cell table:style-name="Tableau17.A3" office:value-type="string">
            <text:p text:style-name="P44"><text:span text:style-name="T14">car </text:span><text:span text:style-name="Source_20_Text"><text:span text:style-name="T14">← </text:span></text:span><text:span text:style-name="T14">chr(code)</text:span></text:p>
          </table:table-cell>
          <table:table-cell table:style-name="Tableau17.B3" office:value-type="string">
            <text:p text:style-name="P48">Retourne le <text:span text:style-name="T1">caractère</text:span> dont le <text:span text:style-name="T1">code ASCII</text:span> est code.</text:p>
          </table:table-cell>
          <table:table-cell table:style-name="Tableau17.C3" office:value-type="string">
            <text:p text:style-name="P44"><text:span text:style-name="T29">c1</text:span><text:span text:style-name="Source_20_Text"><text:span text:style-name="T29">←</text:span></text:span><text:span text:style-name="T29">chr(48)</text:span><text:span text:style-name="T30">//=&gt; "0"</text:span><text:span text:style-name="T29"><text:line-break/>c2</text:span><text:span text:style-name="Source_20_Text"><text:span text:style-name="T29">←</text:span></text:span><text:span text:style-name="T29">chr(65)</text:span><text:span text:style-name="T30">//=&gt; "A"</text:span><text:span text:style-name="T29">;c3</text:span><text:span text:style-name="Source_20_Text"><text:span text:style-name="T29">←</text:span></text:span><text:span text:style-name="T29">chr(97)</text:span><text:span text:style-name="T30">//=&gt; "a"</text:span></text:p>
          </table:table-cell>
        </table:table-row>
      </table:table>
      <text:p text:style-name="P32">Fonctions sur les nombres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3">Fonction</text:p>
            </table:table-cell>
            <table:table-cell table:style-name="Tableau18.A1" office:value-type="string">
              <text:p text:style-name="P33">Explication</text:p>
            </table:table-cell>
            <table:table-cell table:style-name="Tableau18.C1" office:value-type="string">
              <text:p text:style-name="P33">Exemple</text:p>
            </table:table-cell>
          </table:table-row>
          <table:table-row>
            <table:table-cell table:style-name="Tableau18.A2" office:value-type="string">
              <text:p text:style-name="P49"><text:span text:style-name="T14">ep </text:span><text:span text:style-name="Source_20_Text"><text:span text:style-name="T14">← </text:span></text:span><text:span text:style-name="T14">arrondi(x)</text:span></text:p>
            </table:table-cell>
            <table:table-cell table:style-name="Tableau18.B2" office:value-type="string">
              <text:p text:style-name="P50">Retourne l'<text:span text:style-name="T1">entier le plus proche de x</text:span>.</text:p>
              <text:p text:style-name="P50"><text:span text:style-name="T24">ou </text:span>l'<text:span text:style-name="T1">entier pair le plus proche</text:span>, si <text:span text:style-name="T1">partie décimale = 0.5</text:span> </text:p>
            </table:table-cell>
            <table:table-cell table:style-name="Tableau18.C2" office:value-type="string">
              <text:p text:style-name="P49"><text:span text:style-name="T29">ep1 </text:span><text:span text:style-name="Source_20_Text"><text:span text:style-name="T29">← </text:span></text:span><text:span text:style-name="T29">arrondi(15.49) </text:span><text:span text:style-name="T30">//=&gt; 15</text:span></text:p>
              <text:p text:style-name="P49"><text:span text:style-name="T29">ep2 </text:span><text:span text:style-name="Source_20_Text"><text:span text:style-name="T29">← </text:span></text:span><text:span text:style-name="T29">arrondi(15.5) <text:s/></text:span><text:span text:style-name="T30">//=&gt; 16</text:span></text:p>
              <text:p text:style-name="P49"><text:span text:style-name="T29">ep3 </text:span><text:span text:style-name="Source_20_Text"><text:span text:style-name="T29">← </text:span></text:span><text:span text:style-name="T29">arrondi(16.5) <text:s/></text:span><text:span text:style-name="T30">//=&gt; 16</text:span></text:p>
              <text:p text:style-name="P49"><text:span text:style-name="T29">ep4 </text:span><text:span text:style-name="Source_20_Text"><text:span text:style-name="T29">← </text:span></text:span><text:span text:style-name="T29">arrondi(16.51) </text:span><text:span text:style-name="T30">//=&gt; 17</text:span></text:p>
            </table:table-cell>
          </table:table-row>
        </table:table-header-rows>
        <table:table-row>
          <table:table-cell table:style-name="Tableau18.A3" office:value-type="string">
            <text:p text:style-name="P49"><text:span text:style-name="T14">rac </text:span><text:span text:style-name="Source_20_Text"><text:span text:style-name="T14">← </text:span></text:span><text:span text:style-name="T14">racine(x) </text:span><text:span text:style-name="T40">ou</text:span></text:p>
            <text:p text:style-name="P51"><text:span text:style-name="T14">rac </text:span><text:span text:style-name="Source_20_Text"><text:span text:style-name="T14">← </text:span></text:span><text:span text:style-name="T14">racine_</text:span><text:span text:style-name="T41">carré</text:span><text:span text:style-name="T14">(x)</text:span></text:p>
          </table:table-cell>
          <table:table-cell table:style-name="Tableau18.B3" office:value-type="string">
            <text:p text:style-name="P34">Retourne la <text:span text:style-name="T1">racine car</text:span><text:span text:style-name="T25">r</text:span><text:span text:style-name="T1">ée</text:span> <text:span text:style-name="T24">de </text:span><text:span text:style-name="T25">x</text:span><text:span text:style-name="T26">, </text:span>un nombre positif. </text:p>
          </table:table-cell>
          <table:table-cell table:style-name="Tableau18.C3" office:value-type="string">
            <text:p text:style-name="P49"><text:span text:style-name="T29">rac </text:span><text:span text:style-name="Source_20_Text"><text:span text:style-name="T29">← </text:span></text:span><text:span text:style-name="T29">racine(16) <text:s text:c="4"/></text:span><text:span text:style-name="T30">//=&gt; 4.0</text:span><text:span text:style-name="T29"><text:line-break/>rac </text:span><text:span text:style-name="Source_20_Text"><text:span text:style-name="T29">← </text:span></text:span><text:span text:style-name="T29">racine(17) <text:s text:c="4"/></text:span><text:span text:style-name="T30">//=&gt; 4.123105 </text:span></text:p>
          </table:table-cell>
        </table:table-row>
        <table:table-row>
          <table:table-cell table:style-name="Tableau18.A4" office:value-type="string">
            <text:p text:style-name="P49"><text:span text:style-name="T14">na </text:span><text:span text:style-name="Source_20_Text"><text:span text:style-name="T14">← </text:span></text:span><text:span text:style-name="T14">alea(vi, vf)</text:span></text:p>
          </table:table-cell>
          <table:table-cell table:style-name="Tableau18.B4" office:value-type="string">
            <text:p text:style-name="P34">Retourne un <text:span text:style-name="T1">entier aléatoire</text:span> de l'intervalle <text:span text:style-name="T1">[vi, vf]</text:span>. </text:p>
          </table:table-cell>
          <table:table-cell table:style-name="Tableau18.C4" office:value-type="string">
            <text:p text:style-name="P49"><text:span text:style-name="T29">na1 </text:span><text:span text:style-name="Source_20_Text"><text:span text:style-name="T29">← </text:span></text:span><text:span text:style-name="T29">alea(10, 99) <text:s text:c="2"/></text:span><text:span text:style-name="T30">//=&gt; 15</text:span><text:span text:style-name="T29"><text:line-break/>na2 </text:span><text:span text:style-name="Source_20_Text"><text:span text:style-name="T29">← </text:span></text:span><text:span text:style-name="T29">alea(1, 6) <text:s text:c="4"/></text:span><text:span text:style-name="T30">//=&gt; 5 </text:span></text:p>
          </table:table-cell>
        </table:table-row>
        <table:table-row>
          <table:table-cell table:style-name="Tableau18.A4" office:value-type="string">
            <text:p text:style-name="P49"><text:span text:style-name="T14">va </text:span><text:span text:style-name="Source_20_Text"><text:span text:style-name="T14">← </text:span></text:span><text:span text:style-name="T14">abs(x)</text:span></text:p>
          </table:table-cell>
          <table:table-cell table:style-name="Tableau18.B5" office:value-type="string">
            <text:p text:style-name="P34">Retourne la <text:span text:style-name="T1">valeur absolue d</text:span><text:span text:style-name="T25">e x</text:span>.</text:p>
          </table:table-cell>
          <table:table-cell table:style-name="Tableau18.C5" office:value-type="string">
            <text:p text:style-name="P49"><text:span text:style-name="T29">va1 </text:span><text:span text:style-name="Source_20_Text"><text:span text:style-name="T29">← </text:span></text:span><text:span text:style-name="T29">abs(-10) <text:s text:c="6"/></text:span><text:span text:style-name="T30">//=&gt; 10</text:span></text:p>
            <text:p text:style-name="P49"><text:span text:style-name="T29">va2 </text:span><text:span text:style-name="Source_20_Text"><text:span text:style-name="T29">← </text:span></text:span><text:span text:style-name="T29">abs(9) <text:s text:c="8"/></text:span><text:span text:style-name="T30">//=&gt; 9</text:span></text:p>
          </table:table-cell>
        </table:table-row>
        <table:table-row>
          <table:table-cell table:style-name="Tableau18.A4" office:value-type="string">
            <text:p text:style-name="P49"><text:span text:style-name="T14">ve </text:span><text:span text:style-name="Source_20_Text"><text:span text:style-name="T14">← </text:span></text:span><text:span text:style-name="Source_20_Text"><text:span text:style-name="T42">ent(x)</text:span></text:span></text:p>
          </table:table-cell>
          <table:table-cell table:style-name="Tableau18.B6" office:value-type="string">
            <text:p text:style-name="P34"><text:span text:style-name="T1">Supprime la partie décimale d'un réel</text:span> et retourne l'<text:span text:style-name="T12">entier</text:span> résultant.</text:p>
          </table:table-cell>
          <table:table-cell table:style-name="Tableau18.C6" office:value-type="string">
            <text:p text:style-name="P49"><text:span text:style-name="T29">ve1 </text:span><text:span text:style-name="Source_20_Text"><text:span text:style-name="T29">← ent</text:span></text:span><text:span text:style-name="T29">(-10.253) <text:s text:c="2"/></text:span><text:span text:style-name="T30">//=&gt; -10</text:span></text:p>
            <text:p text:style-name="P49"><text:span text:style-name="T29">ve2 </text:span><text:span text:style-name="Source_20_Text"><text:span text:style-name="T29">← </text:span></text:span><text:span text:style-name="T29">abs(9.65) <text:s text:c="5"/></text:span><text:span text:style-name="T30">//=&gt; 9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iro SemiBold" svg:font-family="'Cairo SemiBold'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8T16:14:33.988168782</meta:creation-date>
    <dc:date>2024-09-23T12:41:02.406000000</dc:date>
    <meta:editing-duration>PT1H54M53S</meta:editing-duration>
    <meta:editing-cycles>21</meta:editing-cycles>
    <meta:generator>LibreOffice/24.8.1.2$Windows_X86_64 LibreOffice_project/87fa9aec1a63e70835390b81c40bb8993f1d4ff6</meta:generator>
    <meta:print-date>2024-09-23T12:36:34.903000000</meta:print-date>
    <meta:document-statistic meta:table-count="8" meta:image-count="0" meta:object-count="0" meta:page-count="2" meta:paragraph-count="213" meta:word-count="1021" meta:character-count="5536" meta:non-whitespace-character-count="4543"/>
  </office:meta>
</office:document-meta>
</file>